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eading_20_1">
      <style:paragraph-properties fo:padding="0.049cm" fo:border="0.06pt solid #e3e3e3"/>
    </style:style>
    <style:style style:name="P2" style:family="paragraph" style:parent-style-name="Heading_20_2">
      <style:paragraph-properties fo:padding="0.049cm" fo:border="0.06pt solid #e3e3e3"/>
    </style:style>
    <style:style style:name="P3" style:family="paragraph" style:parent-style-name="Heading_20_2">
      <style:paragraph-properties fo:padding="0.049cm" fo:border="0.06pt solid #e3e3e3"/>
      <style:text-properties fo:font-variant="normal" fo:text-transform="none" fo:color="#1f2328" loext:opacity="100%" style:font-name="Liberation Serif" fo:letter-spacing="normal" fo:font-style="normal" fo:font-weight="bold" officeooo:paragraph-rsid="0013d5cf" style:font-weight-asian="bold" style:font-weight-complex="bold"/>
    </style:style>
    <style:style style:name="P4" style:family="paragraph" style:parent-style-name="Preformatted_20_Text">
      <style:paragraph-properties fo:padding="0.049cm" fo:border="0.06pt solid #e3e3e3"/>
      <style:text-properties loext:padding="0.049cm" loext:border="0.06pt solid #e3e3e3"/>
    </style:style>
    <style:style style:name="P5" style:family="paragraph" style:parent-style-name="Text_20_body" style:list-style-name="L1">
      <style:paragraph-properties fo:margin-top="0cm" fo:margin-bottom="0cm" style:contextual-spacing="false" fo:padding="0.049cm" fo:border="0.06pt solid #e3e3e3"/>
    </style:style>
    <style:style style:name="P6" style:family="paragraph" style:parent-style-name="Text_20_body" style:list-style-name="L1">
      <style:paragraph-properties fo:padding="0.049cm" fo:border="0.06pt solid #e3e3e3"/>
    </style:style>
    <style:style style:name="P7" style:family="paragraph" style:parent-style-name="Text_20_body">
      <style:paragraph-properties fo:padding="0.049cm" fo:border="0.06pt solid #e3e3e3"/>
      <style:text-properties officeooo:paragraph-rsid="0013d5cf"/>
    </style:style>
    <style:style style:name="P8" style:family="paragraph" style:parent-style-name="Text_20_body">
      <style:paragraph-properties fo:padding="0.049cm" fo:border="0.06pt solid #e3e3e3"/>
      <style:text-properties style:font-name="Liberation Serif" fo:font-size="18pt" officeooo:paragraph-rsid="0013d5cf" style:font-size-asian="18pt" style:font-size-complex="18pt"/>
    </style:style>
    <style:style style:name="P9" style:family="paragraph" style:parent-style-name="Text_20_body" style:list-style-name="L3">
      <style:paragraph-properties fo:padding="0.049cm" fo:border="0.06pt solid #e3e3e3"/>
      <style:text-properties style:font-name="Liberation Serif" officeooo:paragraph-rsid="0013d5cf"/>
    </style:style>
    <style:style style:name="P10" style:family="paragraph" style:parent-style-name="Text_20_body" style:list-style-name="L5">
      <style:paragraph-properties fo:padding="0.049cm" fo:border="0.06pt solid #e3e3e3"/>
      <style:text-properties officeooo:paragraph-rsid="0013d5cf"/>
    </style:style>
    <style:style style:name="P11" style:family="paragraph" style:parent-style-name="Text_20_body" style:list-style-name="L8">
      <style:paragraph-properties fo:padding="0.049cm" fo:border="0.06pt solid #e3e3e3"/>
    </style:style>
    <style:style style:name="P12" style:family="paragraph" style:parent-style-name="Text_20_body" style:list-style-name="L9">
      <style:paragraph-properties fo:padding="0.049cm" fo:border="0.06pt solid #e3e3e3"/>
    </style:style>
    <style:style style:name="T1" style:family="text">
      <style:text-properties loext:padding="0.049cm" loext:border="0.06pt solid #e3e3e3"/>
    </style:style>
    <style:style style:name="T2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1f2328" loext:opacity="100%" style:font-name="apple-system" fo:font-size="12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1f2328" loext:opacity="100%" style:font-name="Liberation Sans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1f2328" loext:opacity="100%" fo:font-size="12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1f2328" loext:opacity="100%" fo:font-size="12pt" fo:letter-spacing="normal" fo:font-style="normal" fo:font-weight="normal"/>
    </style:style>
    <style:style style:name="T7" style:family="text">
      <style:text-properties fo:font-variant="normal" fo:text-transform="none" fo:color="#1f2328" loext:opacity="100%" fo:letter-spacing="normal" fo:font-style="normal"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method-implementations" text:anchor-type="page" text:anchor-page-number="1" svg:x="-0.741cm" svg:y="0cm" svg:width="0.741cm" draw:z-index="0">
        <draw:text-box fo:min-height="0.741cm">
          <text:p text:style-name="Text_20_body"/>
        </draw:text-box>
      </draw:frame>
      <text:h text:style-name="P1" text:outline-level="1">Graph Algorithms Implementation</text:h>
      <text:p text:style-name="P7">This project implements various graph algorithms in C++.</text:p>
      <text:h text:style-name="P3" text:outline-level="2">Assumptions</text:h>
      <text:list xml:id="list313131781" text:style-name="L3">
        <text:list-item>
          <text:p text:style-name="P9"><text:span text:style-name="T6">The weight of 0 represents the absence of an edge between two vertices (typically represented by infinity in other implementations).</text:span></text:p>
        </text:list-item>
      </text:list>
      <text:h text:style-name="Heading_20_2" text:outline-level="2">Usage</text:h>
      <text:list xml:id="list3833871819" text:style-name="L5">
        <text:list-item>
          <text:p text:style-name="P10">To use the implemented algorithms, include the respective header files (<text:span text:style-name="Source_20_Text"><text:span text:style-name="T1">Algorithms.h</text:span></text:span>, <text:span text:style-name="Source_20_Text"><text:span text:style-name="T1">Graph.h</text:span></text:span>) in your C++ project. Then, instantiate the <text:span text:style-name="Source_20_Text"><text:span text:style-name="T1">Algorithms</text:span></text:span> and <text:span text:style-name="Source_20_Text"><text:span text:style-name="T1">Graph</text:span></text:span> classes to perform the desired operations on your graph data.</text:p>
        </text:list-item>
      </text:list>
      <text:p text:style-name="P7"/>
      <text:p text:style-name="P8"><text:s/><text:span text:style-name="T7">Method Implementations</text:span></text:p>
      <text:list xml:id="list2999618601" text:style-name="L1">
        <text:list-item>
          <text:p text:style-name="P5"><text:span text:style-name="Strong_20_Emphasis"><text:span text:style-name="T1">Bellman-Ford Algorithm</text:span></text:span>: Finds the shortest paths from a single source vertex to all other vertices in a weighted graph. Handles negative edge weights and detects negative cycles.</text:p>
        </text:list-item>
        <text:list-item>
          <text:p text:style-name="P5"><text:span text:style-name="Strong_20_Emphasis"><text:span text:style-name="T1">Depth-First Search (DFS)</text:span></text:span>: Traverses a graph depth-first, visiting all reachable vertices from a given source vertex.</text:p>
        </text:list-item>
        <text:list-item>
          <text:p text:style-name="P5"><text:span text:style-name="Strong_20_Emphasis"><text:span text:style-name="T1">Connected Components Detection</text:span></text:span>: Determines if a graph is connected by checking if all vertices are reachable from each other.</text:p>
        </text:list-item>
        <text:list-item>
          <text:p text:style-name="P5"><text:span text:style-name="Strong_20_Emphasis"><text:span text:style-name="T1">Negative Cycle Detection</text:span></text:span>: Detects the presence of negative cycles in a graph.</text:p>
        </text:list-item>
        <text:list-item>
          <text:p text:style-name="P5"><text:span text:style-name="Strong_20_Emphasis"><text:span text:style-name="T1">Shortest Path Finding</text:span></text:span>: Finds the shortest path between two vertices in a graph.</text:p>
        </text:list-item>
        <text:list-item>
          <text:p text:style-name="P6"><text:span text:style-name="Strong_20_Emphasis"><text:span text:style-name="T1">Bipartite Graph Detection</text:span></text:span>: Determines if a given graph is bipartite or not.</text:p>
        </text:list-item>
      </text:list>
      <text:h text:style-name="P2" text:outline-level="2">How to Build</text:h>
      <text:list xml:id="list1135594580" text:style-name="L8">
        <text:list-item>
          <text:p text:style-name="P11">To build the project, use a C++ compiler that supports C++11 or later standards. Compile the source files (<text:span text:style-name="Source_20_Text"><text:span text:style-name="T1">Algorithms.cpp</text:span></text:span>, <text:span text:style-name="Source_20_Text"><text:span text:style-name="T1">Graph.cpp</text:span></text:span>, <text:span text:style-name="Source_20_Text"><text:span text:style-name="T1">Test.cpp</text:span></text:span>) and link them together to create an executable.</text:p>
        </text:list-item>
      </text:list>
      <text:h text:style-name="P2" text:outline-level="2">Testing</text:h>
      <text:list xml:id="list1250177226" text:style-name="L9">
        <text:list-item>
          <text:p text:style-name="P12">The project includes a set of test cases (<text:span text:style-name="Source_20_Text"><text:span text:style-name="T1">Test.cpp</text:span></text:span>) to verify the correctness of the implemented algorithms. Run the test suite after building the project to ensure that the algorithms function as expected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 fo:padding="0.049cm" fo:border="0.06pt solid #e3e3e3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18:24:44.024463757</meta:creation-date>
    <dc:date>2024-05-12T18:30:31.421759938</dc:date>
    <meta:editing-duration>PT5M48S</meta:editing-duration>
    <meta:editing-cycles>1</meta:editing-cycles>
    <meta:document-statistic meta:table-count="0" meta:image-count="0" meta:object-count="0" meta:page-count="1" meta:paragraph-count="17" meta:word-count="242" meta:character-count="1554" meta:non-whitespace-character-count="1338"/>
    <meta:generator>LibreOffice/7.3.7.2$Linux_X86_64 LibreOffice_project/30$Build-2</meta:generator>
  </office:meta>
</office:document-meta>
</file>